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2b826" officeooo:paragraph-rsid="0002b826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39982" officeooo:paragraph-rsid="0003998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quipe: </text:span>Yago Cruz – 383879</text:p>
      <text:p text:style-name="P1">Rodrigo Machado - 383877</text:p>
      <text:p text:style-name="P1"><text:span text:style-name="T1">Curso: </text:span>Ciência da Computação</text:p>
      <text:p text:style-name="P1"><text:span text:style-name="T1">Disciplina: </text:span>Estrutura de Dados Avançadas</text:p>
      <text:p text:style-name="P1"><text:span text:style-name="T1">Turno:</text:span> Matutino</text:p>
      <text:p text:style-name="P1"/>
      <text:p text:style-name="P2">ANÁLISE COMPUTACIONAL DIJKSTRA</text:p>
      <text:p text:style-name="P1"/>
      <text:p text:style-name="P1"><draw:frame draw:style-name="fr1" draw:name="Objeto1" text:anchor-type="paragraph" svg:width="5.655cm" svg:height="24.05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27:02.246814259</meta:creation-date>
    <dc:date>2017-05-17T12:45:24.461807569</dc:date>
    <meta:editing-duration>PT18M22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1" meta:paragraph-count="6" meta:word-count="22" meta:character-count="163" meta:non-whitespace-character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Monospac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Monospac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Monospac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color="#000000" style:text-position="" style:font-name="Monospace" style:font-name-asian="Noto Sans CJK SC Regular" style:font-size-asian="12pt" style:language-asian="hi" style:country-asian="IN" style:font-name-complex="FreeSans1" style:font-size-complex="6.80000019073486pt" style:language-complex="en" style:country-complex="US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Monospac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font-name="Monospace" style:font-name-asian="Noto Sans CJK SC Regular" style:font-size-asian="12pt" style:language-asian="hi" style:country-asian="IN" style:font-name-complex="FreeSans1" style:font-size-complex="6.80000019073486pt" style:language-complex="en" style:country-complex="US"/>
    </style:style>
    <style:style style:name="ce14" style:family="table-cell" style:parent-style-name="Default">
      <style:table-cell-properties fo:border="0.06pt solid #000000"/>
    </style:style>
    <style:style style:name="T1" style:family="text">
      <style:text-properties fo:color="#000000" style:font-name="Monospace" fo:font-size="10pt" fo:language="none" fo:country="none" style:letter-kerning="true" style:font-name-asian="FreeSans" style:font-size-asian="12pt" style:language-asian="none" style:country-asian="none"/>
    </style:style>
    <style:style style:name="T2" style:family="text">
      <style:text-properties fo:color="#000000" style:font-name="Monospace" fo:font-size="10pt" style:letter-kerning="true" fo:country="none" style:country-asian="none" style:font-name-asian="FreeSans" style:font-size-asian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8"/>
        <table:table-column table:style-name="co1" table:default-cell-style-name="ce14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b8ch100_0.tx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tb8ch100_1.tx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b8ch100_2.tx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b8ch100_3.tx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9" office:value-type="string" calcext:value-type="string">
            <text:p>Total:</text:p>
          </table:table-cell>
          <table:table-cell table:formula="of:= [.C3] + [.C4] + [.C5] + [.C6]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10"/>
          <table:table-cell table:style-name="ce11"/>
        </table:table-row>
        <table:table-row table:style-name="ro1">
          <table:table-cell/>
          <table:table-cell office:value-type="string" calcext:value-type="string">
            <text:p>tb8ch200_0.tx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tb8ch200_1.tx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b8ch200_2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b8ch200_3.t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string" calcext:value-type="string">
            <text:p>Total:</text:p>
          </table:table-cell>
          <table:table-cell table:formula="of:=SUM([.C9:.C12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tb8ch300_0.txt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2" office:value-type="string" calcext:value-type="string">
            <text:p><text:span text:style-name="T2">tb8ch300_1.txt 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b8ch300_2.tx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8ch300_3.tx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 office:value-type="string" calcext:value-type="string">
            <text:p>Total:</text:p>
          </table:table-cell>
          <table:table-cell table:formula="of:=SUM([.C15:.C18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tb8ch400_0.tx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b8ch400_1.tx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b8ch400_2.tx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3" office:value-type="string" calcext:value-type="string">
            <text:p>tb8ch400_3.tx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9" office:value-type="string" calcext:value-type="string">
            <text:p>Total:</text:p>
          </table:table-cell>
          <table:table-cell table:formula="of:=SUM([.C21:.C24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tb8ch500_0.tx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b8ch500_1.tx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b8ch500_2.tx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b8ch500_3.tx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9" office:value-type="string" calcext:value-type="string">
            <text:p>Total:</text:p>
          </table:table-cell>
          <table:table-cell table:formula="of:=SUM([.C27:.C30])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tb8ch600_0.tx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b8ch600_1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b8ch600_2.tx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b8ch600_3.tx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9" office:value-type="string" calcext:value-type="string">
            <text:p>Total:</text:p>
          </table:table-cell>
          <table:table-cell table:formula="of:=SUM([.C33:.C36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tb8ch700_0.tx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b8ch700_1.tx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tb8ch700_2.tx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b8ch700_3.tx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9" office:value-type="string" calcext:value-type="string">
            <text:p>Total:</text:p>
          </table:table-cell>
          <table:table-cell table:formula="of:=SUM([.C39:.C42])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tb8ch800_0.tx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b8ch800_1.tx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b8ch800_2.tx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b8ch800_3.tx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9" office:value-type="string" calcext:value-type="string">
            <text:p>Total:</text:p>
          </table:table-cell>
          <table:table-cell table:formula="of:=SUM([.C45:.C48]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tb8ch900_0.tx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b8ch900_1.tx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b8ch900_2.tx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b8ch900_3.tx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9" office:value-type="string" calcext:value-type="string">
            <text:p>Total:</text:p>
          </table:table-cell>
          <table:table-cell table:formula="of:=SUM([.C51:.C54])"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2:44:55.6488660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